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color="#81d41a" draw:fill-gradient-name="Gradient_20_38" draw:textarea-horizontal-align="justify" draw:textarea-vertical-align="middle" draw:auto-grow-height="false" fo:min-height="15.955cm" fo:min-width="14.74cm"/>
    </style:style>
    <style:style style:name="gr2" style:family="graphic" style:parent-style-name="standard">
      <style:graphic-properties svg:stroke-color="#000000" draw:fill="gradient" draw:fill-gradient-name="Gradient_20_39" draw:textarea-horizontal-align="justify" draw:textarea-vertical-align="middle" draw:auto-grow-height="false" fo:min-height="10.528cm" fo:min-width="10.278cm"/>
    </style:style>
    <style:style style:name="gr3" style:family="graphic" style:parent-style-name="standard">
      <style:graphic-properties svg:stroke-color="#000000" draw:fill="gradient" draw:fill-color="#ff0000" draw:fill-gradient-name="Gradient_20_43" draw:textarea-horizontal-align="justify" draw:textarea-vertical-align="middle" draw:auto-grow-height="false" fo:min-height="6.936cm" fo:min-width="6.686cm"/>
    </style:style>
    <style:style style:name="gr4" style:family="graphic" style:parent-style-name="standard">
      <style:graphic-properties svg:stroke-color="#000000" draw:fill="gradient" draw:fill-gradient-name="Gradient_20_7" draw:textarea-horizontal-align="justify" draw:textarea-vertical-align="middle" draw:auto-grow-height="false" fo:min-height="0.648cm" fo:min-width="0.398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objectwithoutfill">
      <style:graphic-properties svg:stroke-width="0.159cm" svg:stroke-color="#000000" draw:marker-start="Arrow" draw:marker-start-width="0.438cm" draw:marker-end="Arrow" draw:marker-end-width="0.438cm" draw:fill="solid" draw:textarea-vertical-align="middle" fo:padding-top="0.204cm" fo:padding-bottom="0.204cm" fo:padding-left="0.329cm" fo:padding-right="0.329cm"/>
    </style:style>
    <style:style style:name="P1" style:family="paragraph">
      <loext:graphic-properties draw:fill="gradient" draw:fill-color="#81d41a" draw:fill-gradient-name="Gradient_20_38"/>
      <style:paragraph-properties fo:text-align="center"/>
    </style:style>
    <style:style style:name="P2" style:family="paragraph">
      <loext:graphic-properties draw:fill="gradient" draw:fill-gradient-name="Gradient_20_39"/>
      <style:paragraph-properties fo:text-align="center"/>
    </style:style>
    <style:style style:name="P3" style:family="paragraph">
      <loext:graphic-properties draw:fill="gradient" draw:fill-color="#ff0000" draw:fill-gradient-name="Gradient_20_43"/>
      <style:paragraph-properties fo:text-align="center"/>
    </style:style>
    <style:style style:name="P4" style:family="paragraph">
      <loext:graphic-properties draw:fill="gradient" draw:fill-gradient-name="Gradient_20_7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6.205cm" svg:x="2.954cm" svg:y="1.3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24cm" svg:height="15.24cm" svg:x="2.967cm" svg:y="2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0.16cm" svg:height="10.16cm" svg:x="5.568cm" svg:y="4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27cm" svg:height="1.27cm" svg:x="10.069cm" svg:y="8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27cm" svg:height="1.27cm" svg:x="14.97cm" svg:y="8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3.41cm" svg:height="0.962cm" svg:x="8.893cm" svg:y="10.144cm">
          <draw:text-box>
            <text:p><text:span text:style-name="T1">ANCHOR</text:span></text:p>
          </draw:text-box>
        </draw:frame>
        <draw:frame draw:style-name="gr5" draw:text-style-name="P5" draw:layer="layout" svg:width="3.49cm" svg:height="0.962cm" svg:x="13.893cm" svg:y="10.245cm">
          <draw:text-box>
            <text:p><text:span text:style-name="T1">POSITIVE</text:span></text:p>
          </draw:text-box>
        </draw:frame>
        <draw:frame draw:style-name="gr5" draw:text-style-name="P5" draw:layer="layout" svg:width="6.35cm" svg:height="0.962cm" svg:x="7.823cm" svg:y="6.866cm">
          <draw:text-box>
            <text:p><text:span text:style-name="T1">EASY POSITIVES</text:span></text:p>
          </draw:text-box>
        </draw:frame>
        <draw:frame draw:style-name="gr5" draw:text-style-name="P5" draw:layer="layout" svg:width="8.001cm" svg:height="0.962cm" svg:x="6.623cm" svg:y="3.366cm">
          <draw:text-box>
            <text:p><text:span text:style-name="T1">SEMI-HARD POSITIVES</text:span></text:p>
          </draw:text-box>
        </draw:frame>
        <draw:frame draw:style-name="gr5" draw:text-style-name="P5" draw:layer="layout" svg:width="8.001cm" svg:height="0.962cm" svg:x="7.524cm" svg:y="1.366cm">
          <draw:text-box>
            <text:p><text:span text:style-name="T1">HARD POSITIVES</text:span></text:p>
          </draw:text-box>
        </draw:frame>
        <draw:line draw:style-name="gr6" draw:text-style-name="P6" draw:layer="layout" svg:x1="6.815cm" svg:y1="13.065cm" svg:x2="4.683cm" svg:y2="14.743cm">
          <text:p/>
        </draw:line>
        <draw:frame draw:style-name="gr5" draw:text-style-name="P5" draw:layer="layout" svg:width="3.2cm" svg:height="0.962cm" svg:x="5.293cm" svg:y="14.244cm">
          <draw:text-box>
            <text:p><text:span text:style-name="T1">MARGI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6" draw:display-name="Gradient 26" draw:style="radial" draw:cx="50%" draw:cy="50%" draw:start-color="#ffd8ce" draw:end-color="#ff0000" draw:start-intensity="100%" draw:end-intensity="100%" draw:border="0%"/>
    <draw:gradient draw:name="Gradient_20_32" draw:display-name="Gradient 32" draw:style="radial" draw:cx="50%" draw:cy="50%" draw:start-color="#ffdbb6" draw:end-color="#ffd8ce" draw:start-intensity="100%" draw:end-intensity="100%" draw:border="0%"/>
    <draw:gradient draw:name="Gradient_20_35" draw:display-name="Gradient 35" draw:style="radial" draw:cx="50%" draw:cy="50%" draw:start-color="#bbe33d" draw:end-color="#77bc65" draw:start-intensity="100%" draw:end-intensity="100%" draw:border="0%"/>
    <draw:gradient draw:name="Gradient_20_36" draw:display-name="Gradient 36" draw:style="radial" draw:cx="50%" draw:cy="50%" draw:start-color="#ffd8ce" draw:end-color="#77bc65" draw:start-intensity="100%" draw:end-intensity="100%" draw:border="0%"/>
    <draw:gradient draw:name="Gradient_20_37" draw:display-name="Gradient 37" draw:style="radial" draw:cx="50%" draw:cy="50%" draw:start-color="#ffd8ce" draw:end-color="#ffd8ce" draw:start-intensity="100%" draw:end-intensity="100%" draw:border="0%"/>
    <draw:gradient draw:name="Gradient_20_38" draw:display-name="Gradient 38" draw:style="radial" draw:cx="50%" draw:cy="50%" draw:start-color="#ff0000" draw:end-color="#ffd8ce" draw:start-intensity="100%" draw:end-intensity="100%" draw:border="0%"/>
    <draw:gradient draw:name="Gradient_20_39" draw:display-name="Gradient 39" draw:style="radial" draw:cx="50%" draw:cy="50%" draw:start-color="#ffd8ce" draw:end-color="#ffdbb6" draw:start-intensity="100%" draw:end-intensity="100%" draw:border="0%"/>
    <draw:gradient draw:name="Gradient_20_40" draw:display-name="Gradient 40" draw:style="radial" draw:cx="50%" draw:cy="50%" draw:start-color="#ffd8ce" draw:end-color="#afd095" draw:start-intensity="100%" draw:end-intensity="100%" draw:border="0%"/>
    <draw:gradient draw:name="Gradient_20_41" draw:display-name="Gradient 41" draw:style="radial" draw:cx="50%" draw:cy="50%" draw:start-color="#ffd8ce" draw:end-color="#dde8cb" draw:start-intensity="100%" draw:end-intensity="100%" draw:border="0%"/>
    <draw:gradient draw:name="Gradient_20_42" draw:display-name="Gradient 42" draw:style="radial" draw:cx="50%" draw:cy="50%" draw:start-color="#f6f9d4" draw:end-color="#77bc65" draw:start-intensity="100%" draw:end-intensity="100%" draw:border="0%"/>
    <draw:gradient draw:name="Gradient_20_43" draw:display-name="Gradient 43" draw:style="radial" draw:cx="50%" draw:cy="50%" draw:start-color="#f6f9d4" draw:end-color="#00a933" draw:start-intensity="100%" draw:end-intensity="100%" draw:border="0%"/>
    <draw:gradient draw:name="Gradient_20_7" draw:display-name="Gradient 7" draw:style="radial" draw:cx="50%" draw:cy="50%" draw:start-color="#666666" draw:end-color="#999999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21T17:16:05.739000000</meta:creation-date>
    <dc:date>2020-06-23T10:14:33.100000000</dc:date>
    <meta:editing-duration>PT7M26S</meta:editing-duration>
    <meta:editing-cycles>3</meta:editing-cycles>
    <meta:generator>LibreOffice/6.4.0.3$Windows_X86_64 LibreOffice_project/b0a288ab3d2d4774cb44b62f04d5d28733ac6df8</meta:generator>
    <meta:document-statistic meta:object-count="12"/>
  </office:meta>
</office:document-meta>
</file>